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130.45pt"/>
    </style:style>
    <style:style style:name="co5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fr" number:country="FR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084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4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Team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team_idx</text:p>
          </table:table-cell>
          <table:table-cell table:style-name="Default" office:value-type="string" calcext:value-type="string">
            <text:p>team_long</text:p>
          </table:table-cell>
          <table:table-cell office:value-type="string" calcext:value-type="string">
            <text:p>team_short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previous_sesa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SUA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AB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UB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CAB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CO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AS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SR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LOU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MH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SF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S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R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RC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S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</table:table>
      <table:table table:name="Calendar" table:style-name="ta1">
        <table:table-column table:style-name="co1" table:number-columns-repeated="5" table:default-cell-style-name="ce2"/>
        <table:table-column table:style-name="co1" table:default-cell-style-name="ce4"/>
        <table:table-column table:style-name="co1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eas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eam1</text:p>
          </table:table-cell>
          <table:table-cell office:value-type="string" calcext:value-type="string">
            <text:p>team2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OOKUP([Calendar.H2];team_long;team_id)" office:value-type="float" office:value="7" calcext:value-type="float">
            <text:p>7</text:p>
          </table:table-cell>
          <table:table-cell table:formula="of:=LOOKUP([Calendar.I2];team_long;team_id)" office:value-type="float" office:value="13" calcext:value-type="float">
            <text:p>13</text:p>
          </table:table-cell>
          <table:table-cell office:value-type="date" office:date-value="2020-09-05" calcext:value-type="date">
            <text:p>2020-09-05</text:p>
          </table:table-cell>
          <table:table-cell office:value-type="time" office:time-value="PT18H00M00S" calcext:value-type="time">
            <text:p>18:00:00</text:p>
          </table:table-cell>
          <table:table-cell table:style-name="ce6" office:value-type="string" calcext:value-type="string">
            <text:p>La Rochelle</text:p>
          </table:table-cell>
          <table:table-cell table:style-name="ce6" office:value-type="string" calcext:value-type="string">
            <text:p>Toul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OOKUP([Calendar.H3];team_long;team_id)" office:value-type="float" office:value="1" calcext:value-type="float">
            <text:p>1</text:p>
          </table:table-cell>
          <table:table-cell table:formula="of:=LOOKUP([Calendar.I3];team_long;team_id)" office:value-type="float" office:value="5" calcext:value-type="float">
            <text:p>5</text:p>
          </table:table-cell>
          <table:table-cell office:value-type="date" office:date-value="2020-09-05" calcext:value-type="date">
            <text:p>2020-09-05</text:p>
          </table:table-cell>
          <table:table-cell office:value-type="time" office:time-value="PT18H00M00S" calcext:value-type="time">
            <text:p>18:00:00</text:p>
          </table:table-cell>
          <table:table-cell table:style-name="ce6" office:value-type="string" calcext:value-type="string">
            <text:p>Agen</text:p>
          </table:table-cell>
          <table:table-cell table:style-name="ce6" office:value-type="string" calcext:value-type="string">
            <text:p>Castr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OOKUP([Calendar.H4];team_long;team_id)" office:value-type="float" office:value="4" calcext:value-type="float">
            <text:p>4</text:p>
          </table:table-cell>
          <table:table-cell table:formula="of:=LOOKUP([Calendar.I4];team_long;team_id)" office:value-type="float" office:value="2" calcext:value-type="float">
            <text:p>2</text:p>
          </table:table-cell>
          <table:table-cell office:value-type="date" office:date-value="2020-09-05" calcext:value-type="date">
            <text:p>2020-09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OOKUP([Calendar.H5];team_long;team_id)" office:value-type="float" office:value="8" calcext:value-type="float">
            <text:p>8</text:p>
          </table:table-cell>
          <table:table-cell table:formula="of:=LOOKUP([Calendar.I5];team_long;team_id)" office:value-type="float" office:value="12" calcext:value-type="float">
            <text:p>12</text:p>
          </table:table-cell>
          <table:table-cell office:value-type="date" office:date-value="2020-09-05" calcext:value-type="date">
            <text:p>2020-09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OOKUP([Calendar.H6];team_long;team_id)" office:value-type="float" office:value="9" calcext:value-type="float">
            <text:p>9</text:p>
          </table:table-cell>
          <table:table-cell table:formula="of:=LOOKUP([Calendar.I6];team_long;team_id)" office:value-type="float" office:value="11" calcext:value-type="float">
            <text:p>11</text:p>
          </table:table-cell>
          <table:table-cell office:value-type="date" office:date-value="2020-09-05" calcext:value-type="date">
            <text:p>2020-09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OOKUP([Calendar.H7];team_long;team_id)" office:value-type="float" office:value="10" calcext:value-type="float">
            <text:p>10</text:p>
          </table:table-cell>
          <table:table-cell table:formula="of:=LOOKUP([Calendar.I7];team_long;team_id)" office:value-type="float" office:value="3" calcext:value-type="float">
            <text:p>3</text:p>
          </table:table-cell>
          <table:table-cell office:value-type="date" office:date-value="2020-09-05" calcext:value-type="date">
            <text:p>2020-09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OOKUP([Calendar.H8];team_long;team_id)" office:value-type="float" office:value="6" calcext:value-type="float">
            <text:p>6</text:p>
          </table:table-cell>
          <table:table-cell table:formula="of:=LOOKUP([Calendar.I8];team_long;team_id)" office:value-type="float" office:value="14" calcext:value-type="float">
            <text:p>14</text:p>
          </table:table-cell>
          <table:table-cell office:value-type="date" office:date-value="2020-09-05" calcext:value-type="date">
            <text:p>2020-09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LOOKUP([Calendar.H9];team_long;team_id)" office:value-type="float" office:value="13" calcext:value-type="float">
            <text:p>13</text:p>
          </table:table-cell>
          <table:table-cell table:formula="of:=LOOKUP([Calendar.I9];team_long;team_id)" office:value-type="float" office:value="8" calcext:value-type="float">
            <text:p>8</text:p>
          </table:table-cell>
          <table:table-cell office:value-type="date" office:date-value="2020-09-12" calcext:value-type="date">
            <text:p>2020-09-1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LOOKUP([Calendar.H10];team_long;team_id)" office:value-type="float" office:value="2" calcext:value-type="float">
            <text:p>2</text:p>
          </table:table-cell>
          <table:table-cell table:formula="of:=LOOKUP([Calendar.I10];team_long;team_id)" office:value-type="float" office:value="6" calcext:value-type="float">
            <text:p>6</text:p>
          </table:table-cell>
          <table:table-cell office:value-type="date" office:date-value="2020-09-12" calcext:value-type="date">
            <text:p>2020-09-1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LOOKUP([Calendar.H11];team_long;team_id)" office:value-type="float" office:value="3" calcext:value-type="float">
            <text:p>3</text:p>
          </table:table-cell>
          <table:table-cell table:formula="of:=LOOKUP([Calendar.I11];team_long;team_id)" office:value-type="float" office:value="4" calcext:value-type="float">
            <text:p>4</text:p>
          </table:table-cell>
          <table:table-cell office:value-type="date" office:date-value="2020-09-12" calcext:value-type="date">
            <text:p>2020-09-1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LOOKUP([Calendar.H12];team_long;team_id)" office:value-type="float" office:value="5" calcext:value-type="float">
            <text:p>5</text:p>
          </table:table-cell>
          <table:table-cell table:formula="of:=LOOKUP([Calendar.I12];team_long;team_id)" office:value-type="float" office:value="10" calcext:value-type="float">
            <text:p>10</text:p>
          </table:table-cell>
          <table:table-cell office:value-type="date" office:date-value="2020-09-12" calcext:value-type="date">
            <text:p>2020-09-1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LOOKUP([Calendar.H13];team_long;team_id)" office:value-type="float" office:value="11" calcext:value-type="float">
            <text:p>11</text:p>
          </table:table-cell>
          <table:table-cell table:formula="of:=LOOKUP([Calendar.I13];team_long;team_id)" office:value-type="float" office:value="1" calcext:value-type="float">
            <text:p>1</text:p>
          </table:table-cell>
          <table:table-cell office:value-type="date" office:date-value="2020-09-12" calcext:value-type="date">
            <text:p>2020-09-1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Age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LOOKUP([Calendar.H14];team_long;team_id)" office:value-type="float" office:value="12" calcext:value-type="float">
            <text:p>12</text:p>
          </table:table-cell>
          <table:table-cell table:formula="of:=LOOKUP([Calendar.I14];team_long;team_id)" office:value-type="float" office:value="9" calcext:value-type="float">
            <text:p>9</text:p>
          </table:table-cell>
          <table:table-cell office:value-type="date" office:date-value="2020-09-12" calcext:value-type="date">
            <text:p>2020-09-1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LOOKUP([Calendar.H15];team_long;team_id)" office:value-type="float" office:value="14" calcext:value-type="float">
            <text:p>14</text:p>
          </table:table-cell>
          <table:table-cell table:formula="of:=LOOKUP([Calendar.I15];team_long;team_id)" office:value-type="float" office:value="7" calcext:value-type="float">
            <text:p>7</text:p>
          </table:table-cell>
          <table:table-cell office:value-type="date" office:date-value="2020-09-12" calcext:value-type="date">
            <text:p>2020-09-1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LOOKUP([Calendar.H16];team_long;team_id)" office:value-type="float" office:value="4" calcext:value-type="float">
            <text:p>4</text:p>
          </table:table-cell>
          <table:table-cell table:formula="of:=LOOKUP([Calendar.I16];team_long;team_id)" office:value-type="float" office:value="11" calcext:value-type="float">
            <text:p>11</text:p>
          </table:table-cell>
          <table:table-cell office:value-type="date" office:date-value="2020-10-03" calcext:value-type="date">
            <text:p>2020-10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LOOKUP([Calendar.H17];team_long;team_id)" office:value-type="float" office:value="6" calcext:value-type="float">
            <text:p>6</text:p>
          </table:table-cell>
          <table:table-cell table:formula="of:=LOOKUP([Calendar.I17];team_long;team_id)" office:value-type="float" office:value="1" calcext:value-type="float">
            <text:p>1</text:p>
          </table:table-cell>
          <table:table-cell office:value-type="date" office:date-value="2020-10-03" calcext:value-type="date">
            <text:p>2020-10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Age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LOOKUP([Calendar.H18];team_long;team_id)" office:value-type="float" office:value="7" calcext:value-type="float">
            <text:p>7</text:p>
          </table:table-cell>
          <table:table-cell table:formula="of:=LOOKUP([Calendar.I18];team_long;team_id)" office:value-type="float" office:value="12" calcext:value-type="float">
            <text:p>12</text:p>
          </table:table-cell>
          <table:table-cell office:value-type="date" office:date-value="2020-10-03" calcext:value-type="date">
            <text:p>2020-10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LOOKUP([Calendar.H19];team_long;team_id)" office:value-type="float" office:value="8" calcext:value-type="float">
            <text:p>8</text:p>
          </table:table-cell>
          <table:table-cell table:formula="of:=LOOKUP([Calendar.I19];team_long;team_id)" office:value-type="float" office:value="3" calcext:value-type="float">
            <text:p>3</text:p>
          </table:table-cell>
          <table:table-cell office:value-type="date" office:date-value="2020-10-03" calcext:value-type="date">
            <text:p>2020-10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LOOKUP([Calendar.H20];team_long;team_id)" office:value-type="float" office:value="9" calcext:value-type="float">
            <text:p>9</text:p>
          </table:table-cell>
          <table:table-cell table:formula="of:=LOOKUP([Calendar.I20];team_long;team_id)" office:value-type="float" office:value="5" calcext:value-type="float">
            <text:p>5</text:p>
          </table:table-cell>
          <table:table-cell office:value-type="date" office:date-value="2020-10-03" calcext:value-type="date">
            <text:p>2020-10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LOOKUP([Calendar.H21];team_long;team_id)" office:value-type="float" office:value="10" calcext:value-type="float">
            <text:p>10</text:p>
          </table:table-cell>
          <table:table-cell table:formula="of:=LOOKUP([Calendar.I21];team_long;team_id)" office:value-type="float" office:value="2" calcext:value-type="float">
            <text:p>2</text:p>
          </table:table-cell>
          <table:table-cell office:value-type="date" office:date-value="2020-10-03" calcext:value-type="date">
            <text:p>2020-10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LOOKUP([Calendar.H22];team_long;team_id)" office:value-type="float" office:value="14" calcext:value-type="float">
            <text:p>14</text:p>
          </table:table-cell>
          <table:table-cell table:formula="of:=LOOKUP([Calendar.I22];team_long;team_id)" office:value-type="float" office:value="13" calcext:value-type="float">
            <text:p>13</text:p>
          </table:table-cell>
          <table:table-cell office:value-type="date" office:date-value="2020-10-03" calcext:value-type="date">
            <text:p>2020-10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LOOKUP([Calendar.H23];team_long;team_id)" office:value-type="float" office:value="3" calcext:value-type="float">
            <text:p>3</text:p>
          </table:table-cell>
          <table:table-cell table:formula="of:=LOOKUP([Calendar.I23];team_long;team_id)" office:value-type="float" office:value="6" calcext:value-type="float">
            <text:p>6</text:p>
          </table:table-cell>
          <table:table-cell office:value-type="date" office:date-value="2020-10-10" calcext:value-type="date">
            <text:p>2020-10-1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LOOKUP([Calendar.H24];team_long;team_id)" office:value-type="float" office:value="12" calcext:value-type="float">
            <text:p>12</text:p>
          </table:table-cell>
          <table:table-cell table:formula="of:=LOOKUP([Calendar.I24];team_long;team_id)" office:value-type="float" office:value="14" calcext:value-type="float">
            <text:p>14</text:p>
          </table:table-cell>
          <table:table-cell office:value-type="date" office:date-value="2020-10-10" calcext:value-type="date">
            <text:p>2020-10-1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LOOKUP([Calendar.H25];team_long;team_id)" office:value-type="float" office:value="1" calcext:value-type="float">
            <text:p>1</text:p>
          </table:table-cell>
          <table:table-cell table:formula="of:=LOOKUP([Calendar.I25];team_long;team_id)" office:value-type="float" office:value="10" calcext:value-type="float">
            <text:p>10</text:p>
          </table:table-cell>
          <table:table-cell office:value-type="date" office:date-value="2020-10-10" calcext:value-type="date">
            <text:p>2020-10-1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LOOKUP([Calendar.H26];team_long;team_id)" office:value-type="float" office:value="2" calcext:value-type="float">
            <text:p>2</text:p>
          </table:table-cell>
          <table:table-cell table:formula="of:=LOOKUP([Calendar.I26];team_long;team_id)" office:value-type="float" office:value="7" calcext:value-type="float">
            <text:p>7</text:p>
          </table:table-cell>
          <table:table-cell office:value-type="date" office:date-value="2020-10-10" calcext:value-type="date">
            <text:p>2020-10-1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LOOKUP([Calendar.H27];team_long;team_id)" office:value-type="float" office:value="5" calcext:value-type="float">
            <text:p>5</text:p>
          </table:table-cell>
          <table:table-cell table:formula="of:=LOOKUP([Calendar.I27];team_long;team_id)" office:value-type="float" office:value="4" calcext:value-type="float">
            <text:p>4</text:p>
          </table:table-cell>
          <table:table-cell office:value-type="date" office:date-value="2020-10-10" calcext:value-type="date">
            <text:p>2020-10-1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LOOKUP([Calendar.H28];team_long;team_id)" office:value-type="float" office:value="11" calcext:value-type="float">
            <text:p>11</text:p>
          </table:table-cell>
          <table:table-cell table:formula="of:=LOOKUP([Calendar.I28];team_long;team_id)" office:value-type="float" office:value="8" calcext:value-type="float">
            <text:p>8</text:p>
          </table:table-cell>
          <table:table-cell office:value-type="date" office:date-value="2020-10-10" calcext:value-type="date">
            <text:p>2020-10-1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LOOKUP([Calendar.H29];team_long;team_id)" office:value-type="float" office:value="13" calcext:value-type="float">
            <text:p>13</text:p>
          </table:table-cell>
          <table:table-cell table:formula="of:=LOOKUP([Calendar.I29];team_long;team_id)" office:value-type="float" office:value="9" calcext:value-type="float">
            <text:p>9</text:p>
          </table:table-cell>
          <table:table-cell office:value-type="date" office:date-value="2020-10-10" calcext:value-type="date">
            <text:p>2020-10-1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LOOKUP([Calendar.H30];team_long;team_id)" office:value-type="float" office:value="12" calcext:value-type="float">
            <text:p>12</text:p>
          </table:table-cell>
          <table:table-cell table:formula="of:=LOOKUP([Calendar.I30];team_long;team_id)" office:value-type="float" office:value="13" calcext:value-type="float">
            <text:p>13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LOOKUP([Calendar.H31];team_long;team_id)" office:value-type="float" office:value="6" calcext:value-type="float">
            <text:p>6</text:p>
          </table:table-cell>
          <table:table-cell table:formula="of:=LOOKUP([Calendar.I31];team_long;team_id)" office:value-type="float" office:value="10" calcext:value-type="float">
            <text:p>10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LOOKUP([Calendar.H32];team_long;team_id)" office:value-type="float" office:value="4" calcext:value-type="float">
            <text:p>4</text:p>
          </table:table-cell>
          <table:table-cell table:formula="of:=LOOKUP([Calendar.I32];team_long;team_id)" office:value-type="float" office:value="14" calcext:value-type="float">
            <text:p>14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LOOKUP([Calendar.H33];team_long;team_id)" office:value-type="float" office:value="7" calcext:value-type="float">
            <text:p>7</text:p>
          </table:table-cell>
          <table:table-cell table:formula="of:=LOOKUP([Calendar.I33];team_long;team_id)" office:value-type="float" office:value="5" calcext:value-type="float">
            <text:p>5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LOOKUP([Calendar.H34];team_long;team_id)" office:value-type="float" office:value="8" calcext:value-type="float">
            <text:p>8</text:p>
          </table:table-cell>
          <table:table-cell table:formula="of:=LOOKUP([Calendar.I34];team_long;team_id)" office:value-type="float" office:value="2" calcext:value-type="float">
            <text:p>2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LOOKUP([Calendar.H35];team_long;team_id)" office:value-type="float" office:value="9" calcext:value-type="float">
            <text:p>9</text:p>
          </table:table-cell>
          <table:table-cell table:formula="of:=LOOKUP([Calendar.I35];team_long;team_id)" office:value-type="float" office:value="1" calcext:value-type="float">
            <text:p>1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Age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LOOKUP([Calendar.H36];team_long;team_id)" office:value-type="float" office:value="11" calcext:value-type="float">
            <text:p>11</text:p>
          </table:table-cell>
          <table:table-cell table:formula="of:=LOOKUP([Calendar.I36];team_long;team_id)" office:value-type="float" office:value="3" calcext:value-type="float">
            <text:p>3</text:p>
          </table:table-cell>
          <table:table-cell office:value-type="date" office:date-value="2020-10-17" calcext:value-type="date">
            <text:p>2020-10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LOOKUP([Calendar.H37];team_long;team_id)" office:value-type="float" office:value="10" calcext:value-type="float">
            <text:p>10</text:p>
          </table:table-cell>
          <table:table-cell table:formula="of:=LOOKUP([Calendar.I37];team_long;team_id)" office:value-type="float" office:value="12" calcext:value-type="float">
            <text:p>12</text:p>
          </table:table-cell>
          <table:table-cell office:value-type="date" office:date-value="2020-10-24" calcext:value-type="date">
            <text:p>2020-10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LOOKUP([Calendar.H38];team_long;team_id)" office:value-type="float" office:value="1" calcext:value-type="float">
            <text:p>1</text:p>
          </table:table-cell>
          <table:table-cell table:formula="of:=LOOKUP([Calendar.I38];team_long;team_id)" office:value-type="float" office:value="2" calcext:value-type="float">
            <text:p>2</text:p>
          </table:table-cell>
          <table:table-cell office:value-type="date" office:date-value="2020-10-24" calcext:value-type="date">
            <text:p>2020-10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LOOKUP([Calendar.H39];team_long;team_id)" office:value-type="float" office:value="6" calcext:value-type="float">
            <text:p>6</text:p>
          </table:table-cell>
          <table:table-cell table:formula="of:=LOOKUP([Calendar.I39];team_long;team_id)" office:value-type="float" office:value="11" calcext:value-type="float">
            <text:p>11</text:p>
          </table:table-cell>
          <table:table-cell office:value-type="date" office:date-value="2020-10-24" calcext:value-type="date">
            <text:p>2020-10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LOOKUP([Calendar.H40];team_long;team_id)" office:value-type="float" office:value="7" calcext:value-type="float">
            <text:p>7</text:p>
          </table:table-cell>
          <table:table-cell table:formula="of:=LOOKUP([Calendar.I40];team_long;team_id)" office:value-type="float" office:value="3" calcext:value-type="float">
            <text:p>3</text:p>
          </table:table-cell>
          <table:table-cell office:value-type="date" office:date-value="2020-10-24" calcext:value-type="date">
            <text:p>2020-10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LOOKUP([Calendar.H41];team_long;team_id)" office:value-type="float" office:value="9" calcext:value-type="float">
            <text:p>9</text:p>
          </table:table-cell>
          <table:table-cell table:formula="of:=LOOKUP([Calendar.I41];team_long;team_id)" office:value-type="float" office:value="4" calcext:value-type="float">
            <text:p>4</text:p>
          </table:table-cell>
          <table:table-cell office:value-type="date" office:date-value="2020-10-24" calcext:value-type="date">
            <text:p>2020-10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LOOKUP([Calendar.H42];team_long;team_id)" office:value-type="float" office:value="13" calcext:value-type="float">
            <text:p>13</text:p>
          </table:table-cell>
          <table:table-cell table:formula="of:=LOOKUP([Calendar.I42];team_long;team_id)" office:value-type="float" office:value="5" calcext:value-type="float">
            <text:p>5</text:p>
          </table:table-cell>
          <table:table-cell office:value-type="date" office:date-value="2020-10-24" calcext:value-type="date">
            <text:p>2020-10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LOOKUP([Calendar.H43];team_long;team_id)" office:value-type="float" office:value="14" calcext:value-type="float">
            <text:p>14</text:p>
          </table:table-cell>
          <table:table-cell table:formula="of:=LOOKUP([Calendar.I43];team_long;team_id)" office:value-type="float" office:value="8" calcext:value-type="float">
            <text:p>8</text:p>
          </table:table-cell>
          <table:table-cell office:value-type="date" office:date-value="2020-10-24" calcext:value-type="date">
            <text:p>2020-10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LOOKUP([Calendar.H44];team_long;team_id)" office:value-type="float" office:value="10" calcext:value-type="float">
            <text:p>10</text:p>
          </table:table-cell>
          <table:table-cell table:formula="of:=LOOKUP([Calendar.I44];team_long;team_id)" office:value-type="float" office:value="14" calcext:value-type="float">
            <text:p>14</text:p>
          </table:table-cell>
          <table:table-cell office:value-type="date" office:date-value="2020-10-31" calcext:value-type="date">
            <text:p>2020-10-3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LOOKUP([Calendar.H45];team_long;team_id)" office:value-type="float" office:value="2" calcext:value-type="float">
            <text:p>2</text:p>
          </table:table-cell>
          <table:table-cell table:formula="of:=LOOKUP([Calendar.I45];team_long;team_id)" office:value-type="float" office:value="13" calcext:value-type="float">
            <text:p>13</text:p>
          </table:table-cell>
          <table:table-cell office:value-type="date" office:date-value="2020-10-31" calcext:value-type="date">
            <text:p>2020-10-3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LOOKUP([Calendar.H46];team_long;team_id)" office:value-type="float" office:value="3" calcext:value-type="float">
            <text:p>3</text:p>
          </table:table-cell>
          <table:table-cell table:formula="of:=LOOKUP([Calendar.I46];team_long;team_id)" office:value-type="float" office:value="1" calcext:value-type="float">
            <text:p>1</text:p>
          </table:table-cell>
          <table:table-cell office:value-type="date" office:date-value="2020-10-31" calcext:value-type="date">
            <text:p>2020-10-3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Age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LOOKUP([Calendar.H47];team_long;team_id)" office:value-type="float" office:value="4" calcext:value-type="float">
            <text:p>4</text:p>
          </table:table-cell>
          <table:table-cell table:formula="of:=LOOKUP([Calendar.I47];team_long;team_id)" office:value-type="float" office:value="6" calcext:value-type="float">
            <text:p>6</text:p>
          </table:table-cell>
          <table:table-cell office:value-type="date" office:date-value="2020-10-31" calcext:value-type="date">
            <text:p>2020-10-3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LOOKUP([Calendar.H48];team_long;team_id)" office:value-type="float" office:value="5" calcext:value-type="float">
            <text:p>5</text:p>
          </table:table-cell>
          <table:table-cell table:formula="of:=LOOKUP([Calendar.I48];team_long;team_id)" office:value-type="float" office:value="12" calcext:value-type="float">
            <text:p>12</text:p>
          </table:table-cell>
          <table:table-cell office:value-type="date" office:date-value="2020-10-31" calcext:value-type="date">
            <text:p>2020-10-3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LOOKUP([Calendar.H49];team_long;team_id)" office:value-type="float" office:value="8" calcext:value-type="float">
            <text:p>8</text:p>
          </table:table-cell>
          <table:table-cell table:formula="of:=LOOKUP([Calendar.I49];team_long;team_id)" office:value-type="float" office:value="9" calcext:value-type="float">
            <text:p>9</text:p>
          </table:table-cell>
          <table:table-cell office:value-type="date" office:date-value="2020-10-31" calcext:value-type="date">
            <text:p>2020-10-3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LOOKUP([Calendar.H50];team_long;team_id)" office:value-type="float" office:value="11" calcext:value-type="float">
            <text:p>11</text:p>
          </table:table-cell>
          <table:table-cell table:formula="of:=LOOKUP([Calendar.I50];team_long;team_id)" office:value-type="float" office:value="7" calcext:value-type="float">
            <text:p>7</text:p>
          </table:table-cell>
          <table:table-cell office:value-type="date" office:date-value="2020-10-31" calcext:value-type="date">
            <text:p>2020-10-3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LOOKUP([Calendar.H51];team_long;team_id)" office:value-type="float" office:value="7" calcext:value-type="float">
            <text:p>7</text:p>
          </table:table-cell>
          <table:table-cell table:formula="of:=LOOKUP([Calendar.I51];team_long;team_id)" office:value-type="float" office:value="6" calcext:value-type="float">
            <text:p>6</text:p>
          </table:table-cell>
          <table:table-cell office:value-type="date" office:date-value="2020-11-07" calcext:value-type="date">
            <text:p>2020-11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LOOKUP([Calendar.H52];team_long;team_id)" office:value-type="float" office:value="1" calcext:value-type="float">
            <text:p>1</text:p>
          </table:table-cell>
          <table:table-cell table:formula="of:=LOOKUP([Calendar.I52];team_long;team_id)" office:value-type="float" office:value="8" calcext:value-type="float">
            <text:p>8</text:p>
          </table:table-cell>
          <table:table-cell office:value-type="date" office:date-value="2020-11-07" calcext:value-type="date">
            <text:p>2020-11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LOOKUP([Calendar.H53];team_long;team_id)" office:value-type="float" office:value="3" calcext:value-type="float">
            <text:p>3</text:p>
          </table:table-cell>
          <table:table-cell table:formula="of:=LOOKUP([Calendar.I53];team_long;team_id)" office:value-type="float" office:value="2" calcext:value-type="float">
            <text:p>2</text:p>
          </table:table-cell>
          <table:table-cell office:value-type="date" office:date-value="2020-11-07" calcext:value-type="date">
            <text:p>2020-11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LOOKUP([Calendar.H54];team_long;team_id)" office:value-type="float" office:value="9" calcext:value-type="float">
            <text:p>9</text:p>
          </table:table-cell>
          <table:table-cell table:formula="of:=LOOKUP([Calendar.I54];team_long;team_id)" office:value-type="float" office:value="10" calcext:value-type="float">
            <text:p>10</text:p>
          </table:table-cell>
          <table:table-cell office:value-type="date" office:date-value="2020-11-07" calcext:value-type="date">
            <text:p>2020-11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LOOKUP([Calendar.H55];team_long;team_id)" office:value-type="float" office:value="12" calcext:value-type="float">
            <text:p>12</text:p>
          </table:table-cell>
          <table:table-cell table:formula="of:=LOOKUP([Calendar.I55];team_long;team_id)" office:value-type="float" office:value="11" calcext:value-type="float">
            <text:p>11</text:p>
          </table:table-cell>
          <table:table-cell office:value-type="date" office:date-value="2020-11-07" calcext:value-type="date">
            <text:p>2020-11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LOOKUP([Calendar.H56];team_long;team_id)" office:value-type="float" office:value="13" calcext:value-type="float">
            <text:p>13</text:p>
          </table:table-cell>
          <table:table-cell table:formula="of:=LOOKUP([Calendar.I56];team_long;team_id)" office:value-type="float" office:value="4" calcext:value-type="float">
            <text:p>4</text:p>
          </table:table-cell>
          <table:table-cell office:value-type="date" office:date-value="2020-11-07" calcext:value-type="date">
            <text:p>2020-11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LOOKUP([Calendar.H57];team_long;team_id)" office:value-type="float" office:value="14" calcext:value-type="float">
            <text:p>14</text:p>
          </table:table-cell>
          <table:table-cell table:formula="of:=LOOKUP([Calendar.I57];team_long;team_id)" office:value-type="float" office:value="5" calcext:value-type="float">
            <text:p>5</text:p>
          </table:table-cell>
          <table:table-cell office:value-type="date" office:date-value="2020-11-07" calcext:value-type="date">
            <text:p>2020-11-0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LOOKUP([Calendar.H58];team_long;team_id)" office:value-type="float" office:value="6" calcext:value-type="float">
            <text:p>6</text:p>
          </table:table-cell>
          <table:table-cell table:formula="of:=LOOKUP([Calendar.I58];team_long;team_id)" office:value-type="float" office:value="8" calcext:value-type="float">
            <text:p>8</text:p>
          </table:table-cell>
          <table:table-cell office:value-type="date" office:date-value="2020-11-14" calcext:value-type="date">
            <text:p>2020-11-1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LOOKUP([Calendar.H59];team_long;team_id)" office:value-type="float" office:value="1" calcext:value-type="float">
            <text:p>1</text:p>
          </table:table-cell>
          <table:table-cell table:formula="of:=LOOKUP([Calendar.I59];team_long;team_id)" office:value-type="float" office:value="13" calcext:value-type="float">
            <text:p>13</text:p>
          </table:table-cell>
          <table:table-cell office:value-type="date" office:date-value="2020-11-14" calcext:value-type="date">
            <text:p>2020-11-1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LOOKUP([Calendar.H60];team_long;team_id)" office:value-type="float" office:value="2" calcext:value-type="float">
            <text:p>2</text:p>
          </table:table-cell>
          <table:table-cell table:formula="of:=LOOKUP([Calendar.I60];team_long;team_id)" office:value-type="float" office:value="9" calcext:value-type="float">
            <text:p>9</text:p>
          </table:table-cell>
          <table:table-cell office:value-type="date" office:date-value="2020-11-14" calcext:value-type="date">
            <text:p>2020-11-1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LOOKUP([Calendar.H61];team_long;team_id)" office:value-type="float" office:value="4" calcext:value-type="float">
            <text:p>4</text:p>
          </table:table-cell>
          <table:table-cell table:formula="of:=LOOKUP([Calendar.I61];team_long;team_id)" office:value-type="float" office:value="12" calcext:value-type="float">
            <text:p>12</text:p>
          </table:table-cell>
          <table:table-cell office:value-type="date" office:date-value="2020-11-14" calcext:value-type="date">
            <text:p>2020-11-1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LOOKUP([Calendar.H62];team_long;team_id)" office:value-type="float" office:value="5" calcext:value-type="float">
            <text:p>5</text:p>
          </table:table-cell>
          <table:table-cell table:formula="of:=LOOKUP([Calendar.I62];team_long;team_id)" office:value-type="float" office:value="3" calcext:value-type="float">
            <text:p>3</text:p>
          </table:table-cell>
          <table:table-cell office:value-type="date" office:date-value="2020-11-14" calcext:value-type="date">
            <text:p>2020-11-1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LOOKUP([Calendar.H63];team_long;team_id)" office:value-type="float" office:value="10" calcext:value-type="float">
            <text:p>10</text:p>
          </table:table-cell>
          <table:table-cell table:formula="of:=LOOKUP([Calendar.I63];team_long;team_id)" office:value-type="float" office:value="7" calcext:value-type="float">
            <text:p>7</text:p>
          </table:table-cell>
          <table:table-cell office:value-type="date" office:date-value="2020-11-14" calcext:value-type="date">
            <text:p>2020-11-1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LOOKUP([Calendar.H64];team_long;team_id)" office:value-type="float" office:value="11" calcext:value-type="float">
            <text:p>11</text:p>
          </table:table-cell>
          <table:table-cell table:formula="of:=LOOKUP([Calendar.I64];team_long;team_id)" office:value-type="float" office:value="14" calcext:value-type="float">
            <text:p>14</text:p>
          </table:table-cell>
          <table:table-cell office:value-type="date" office:date-value="2020-11-14" calcext:value-type="date">
            <text:p>2020-11-1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LOOKUP([Calendar.H65];team_long;team_id)" office:value-type="float" office:value="8" calcext:value-type="float">
            <text:p>8</text:p>
          </table:table-cell>
          <table:table-cell table:formula="of:=LOOKUP([Calendar.I65];team_long;team_id)" office:value-type="float" office:value="10" calcext:value-type="float">
            <text:p>10</text:p>
          </table:table-cell>
          <table:table-cell office:value-type="date" office:date-value="2020-11-28" calcext:value-type="date">
            <text:p>2020-11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LOOKUP([Calendar.H66];team_long;team_id)" office:value-type="float" office:value="5" calcext:value-type="float">
            <text:p>5</text:p>
          </table:table-cell>
          <table:table-cell table:formula="of:=LOOKUP([Calendar.I66];team_long;team_id)" office:value-type="float" office:value="6" calcext:value-type="float">
            <text:p>6</text:p>
          </table:table-cell>
          <table:table-cell office:value-type="date" office:date-value="2020-11-28" calcext:value-type="date">
            <text:p>2020-11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LOOKUP([Calendar.H67];team_long;team_id)" office:value-type="float" office:value="7" calcext:value-type="float">
            <text:p>7</text:p>
          </table:table-cell>
          <table:table-cell table:formula="of:=LOOKUP([Calendar.I67];team_long;team_id)" office:value-type="float" office:value="4" calcext:value-type="float">
            <text:p>4</text:p>
          </table:table-cell>
          <table:table-cell office:value-type="date" office:date-value="2020-11-28" calcext:value-type="date">
            <text:p>2020-11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LOOKUP([Calendar.H68];team_long;team_id)" office:value-type="float" office:value="9" calcext:value-type="float">
            <text:p>9</text:p>
          </table:table-cell>
          <table:table-cell table:formula="of:=LOOKUP([Calendar.I68];team_long;team_id)" office:value-type="float" office:value="3" calcext:value-type="float">
            <text:p>3</text:p>
          </table:table-cell>
          <table:table-cell office:value-type="date" office:date-value="2020-11-28" calcext:value-type="date">
            <text:p>2020-11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LOOKUP([Calendar.H69];team_long;team_id)" office:value-type="float" office:value="12" calcext:value-type="float">
            <text:p>12</text:p>
          </table:table-cell>
          <table:table-cell table:formula="of:=LOOKUP([Calendar.I69];team_long;team_id)" office:value-type="float" office:value="2" calcext:value-type="float">
            <text:p>2</text:p>
          </table:table-cell>
          <table:table-cell office:value-type="date" office:date-value="2020-11-28" calcext:value-type="date">
            <text:p>2020-11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LOOKUP([Calendar.H70];team_long;team_id)" office:value-type="float" office:value="13" calcext:value-type="float">
            <text:p>13</text:p>
          </table:table-cell>
          <table:table-cell table:formula="of:=LOOKUP([Calendar.I70];team_long;team_id)" office:value-type="float" office:value="11" calcext:value-type="float">
            <text:p>11</text:p>
          </table:table-cell>
          <table:table-cell office:value-type="date" office:date-value="2020-11-28" calcext:value-type="date">
            <text:p>2020-11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LOOKUP([Calendar.H71];team_long;team_id)" office:value-type="float" office:value="14" calcext:value-type="float">
            <text:p>14</text:p>
          </table:table-cell>
          <table:table-cell table:formula="of:=LOOKUP([Calendar.I71];team_long;team_id)" office:value-type="float" office:value="1" calcext:value-type="float">
            <text:p>1</text:p>
          </table:table-cell>
          <table:table-cell office:value-type="date" office:date-value="2020-11-28" calcext:value-type="date">
            <text:p>2020-11-2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Age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LOOKUP([Calendar.H72];team_long;team_id)" office:value-type="float" office:value="10" calcext:value-type="float">
            <text:p>10</text:p>
          </table:table-cell>
          <table:table-cell table:formula="of:=LOOKUP([Calendar.I72];team_long;team_id)" office:value-type="float" office:value="13" calcext:value-type="float">
            <text:p>13</text:p>
          </table:table-cell>
          <table:table-cell office:value-type="date" office:date-value="2020-12-05" calcext:value-type="date">
            <text:p>2020-12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LOOKUP([Calendar.H73];team_long;team_id)" office:value-type="float" office:value="3" calcext:value-type="float">
            <text:p>3</text:p>
          </table:table-cell>
          <table:table-cell table:formula="of:=LOOKUP([Calendar.I73];team_long;team_id)" office:value-type="float" office:value="12" calcext:value-type="float">
            <text:p>12</text:p>
          </table:table-cell>
          <table:table-cell office:value-type="date" office:date-value="2020-12-05" calcext:value-type="date">
            <text:p>2020-12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LOOKUP([Calendar.H74];team_long;team_id)" office:value-type="float" office:value="1" calcext:value-type="float">
            <text:p>1</text:p>
          </table:table-cell>
          <table:table-cell table:formula="of:=LOOKUP([Calendar.I74];team_long;team_id)" office:value-type="float" office:value="4" calcext:value-type="float">
            <text:p>4</text:p>
          </table:table-cell>
          <table:table-cell office:value-type="date" office:date-value="2020-12-05" calcext:value-type="date">
            <text:p>2020-12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LOOKUP([Calendar.H75];team_long;team_id)" office:value-type="float" office:value="2" calcext:value-type="float">
            <text:p>2</text:p>
          </table:table-cell>
          <table:table-cell table:formula="of:=LOOKUP([Calendar.I75];team_long;team_id)" office:value-type="float" office:value="14" calcext:value-type="float">
            <text:p>14</text:p>
          </table:table-cell>
          <table:table-cell office:value-type="date" office:date-value="2020-12-05" calcext:value-type="date">
            <text:p>2020-12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LOOKUP([Calendar.H76];team_long;team_id)" office:value-type="float" office:value="6" calcext:value-type="float">
            <text:p>6</text:p>
          </table:table-cell>
          <table:table-cell table:formula="of:=LOOKUP([Calendar.I76];team_long;team_id)" office:value-type="float" office:value="9" calcext:value-type="float">
            <text:p>9</text:p>
          </table:table-cell>
          <table:table-cell office:value-type="date" office:date-value="2020-12-05" calcext:value-type="date">
            <text:p>2020-12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LOOKUP([Calendar.H77];team_long;team_id)" office:value-type="float" office:value="8" calcext:value-type="float">
            <text:p>8</text:p>
          </table:table-cell>
          <table:table-cell table:formula="of:=LOOKUP([Calendar.I77];team_long;team_id)" office:value-type="float" office:value="7" calcext:value-type="float">
            <text:p>7</text:p>
          </table:table-cell>
          <table:table-cell office:value-type="date" office:date-value="2020-12-05" calcext:value-type="date">
            <text:p>2020-12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LOOKUP([Calendar.H78];team_long;team_id)" office:value-type="float" office:value="11" calcext:value-type="float">
            <text:p>11</text:p>
          </table:table-cell>
          <table:table-cell table:formula="of:=LOOKUP([Calendar.I78];team_long;team_id)" office:value-type="float" office:value="5" calcext:value-type="float">
            <text:p>5</text:p>
          </table:table-cell>
          <table:table-cell office:value-type="date" office:date-value="2020-12-05" calcext:value-type="date">
            <text:p>2020-12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LOOKUP([Calendar.H79];team_long;team_id)" office:value-type="float" office:value="4" calcext:value-type="float">
            <text:p>4</text:p>
          </table:table-cell>
          <table:table-cell table:formula="of:=LOOKUP([Calendar.I79];team_long;team_id)" office:value-type="float" office:value="8" calcext:value-type="float">
            <text:p>8</text:p>
          </table:table-cell>
          <table:table-cell office:value-type="date" office:date-value="2020-12-27" calcext:value-type="date">
            <text:p>2020-12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LOOKUP([Calendar.H80];team_long;team_id)" office:value-type="float" office:value="5" calcext:value-type="float">
            <text:p>5</text:p>
          </table:table-cell>
          <table:table-cell table:formula="of:=LOOKUP([Calendar.I80];team_long;team_id)" office:value-type="float" office:value="2" calcext:value-type="float">
            <text:p>2</text:p>
          </table:table-cell>
          <table:table-cell office:value-type="date" office:date-value="2020-12-27" calcext:value-type="date">
            <text:p>2020-12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LOOKUP([Calendar.H81];team_long;team_id)" office:value-type="float" office:value="7" calcext:value-type="float">
            <text:p>7</text:p>
          </table:table-cell>
          <table:table-cell table:formula="of:=LOOKUP([Calendar.I81];team_long;team_id)" office:value-type="float" office:value="9" calcext:value-type="float">
            <text:p>9</text:p>
          </table:table-cell>
          <table:table-cell office:value-type="date" office:date-value="2020-12-27" calcext:value-type="date">
            <text:p>2020-12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LOOKUP([Calendar.H82];team_long;team_id)" office:value-type="float" office:value="11" calcext:value-type="float">
            <text:p>11</text:p>
          </table:table-cell>
          <table:table-cell table:formula="of:=LOOKUP([Calendar.I82];team_long;team_id)" office:value-type="float" office:value="10" calcext:value-type="float">
            <text:p>10</text:p>
          </table:table-cell>
          <table:table-cell office:value-type="date" office:date-value="2020-12-27" calcext:value-type="date">
            <text:p>2020-12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LOOKUP([Calendar.H83];team_long;team_id)" office:value-type="float" office:value="12" calcext:value-type="float">
            <text:p>12</text:p>
          </table:table-cell>
          <table:table-cell table:formula="of:=LOOKUP([Calendar.I83];team_long;team_id)" office:value-type="float" office:value="1" calcext:value-type="float">
            <text:p>1</text:p>
          </table:table-cell>
          <table:table-cell office:value-type="date" office:date-value="2020-12-27" calcext:value-type="date">
            <text:p>2020-12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Age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LOOKUP([Calendar.H84];team_long;team_id)" office:value-type="float" office:value="13" calcext:value-type="float">
            <text:p>13</text:p>
          </table:table-cell>
          <table:table-cell table:formula="of:=LOOKUP([Calendar.I84];team_long;team_id)" office:value-type="float" office:value="6" calcext:value-type="float">
            <text:p>6</text:p>
          </table:table-cell>
          <table:table-cell office:value-type="date" office:date-value="2020-12-27" calcext:value-type="date">
            <text:p>2020-12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LOOKUP([Calendar.H85];team_long;team_id)" office:value-type="float" office:value="14" calcext:value-type="float">
            <text:p>14</text:p>
          </table:table-cell>
          <table:table-cell table:formula="of:=LOOKUP([Calendar.I85];team_long;team_id)" office:value-type="float" office:value="3" calcext:value-type="float">
            <text:p>3</text:p>
          </table:table-cell>
          <table:table-cell office:value-type="date" office:date-value="2020-12-27" calcext:value-type="date">
            <text:p>2020-12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LOOKUP([Calendar.H86];team_long;team_id)" office:value-type="float" office:value="3" calcext:value-type="float">
            <text:p>3</text:p>
          </table:table-cell>
          <table:table-cell table:formula="of:=LOOKUP([Calendar.I86];team_long;team_id)" office:value-type="float" office:value="13" calcext:value-type="float">
            <text:p>13</text:p>
          </table:table-cell>
          <table:table-cell office:value-type="date" office:date-value="2021-01-02" calcext:value-type="date">
            <text:p>2021-01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LOOKUP([Calendar.H87];team_long;team_id)" office:value-type="float" office:value="6" calcext:value-type="float">
            <text:p>6</text:p>
          </table:table-cell>
          <table:table-cell table:formula="of:=LOOKUP([Calendar.I87];team_long;team_id)" office:value-type="float" office:value="12" calcext:value-type="float">
            <text:p>12</text:p>
          </table:table-cell>
          <table:table-cell office:value-type="date" office:date-value="2021-01-02" calcext:value-type="date">
            <text:p>2021-01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LOOKUP([Calendar.H88];team_long;team_id)" office:value-type="float" office:value="9" calcext:value-type="float">
            <text:p>9</text:p>
          </table:table-cell>
          <table:table-cell table:formula="of:=LOOKUP([Calendar.I88];team_long;team_id)" office:value-type="float" office:value="14" calcext:value-type="float">
            <text:p>14</text:p>
          </table:table-cell>
          <table:table-cell office:value-type="date" office:date-value="2021-01-02" calcext:value-type="date">
            <text:p>2021-01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LOOKUP([Calendar.H89];team_long;team_id)" office:value-type="float" office:value="1" calcext:value-type="float">
            <text:p>1</text:p>
          </table:table-cell>
          <table:table-cell table:formula="of:=LOOKUP([Calendar.I89];team_long;team_id)" office:value-type="float" office:value="7" calcext:value-type="float">
            <text:p>7</text:p>
          </table:table-cell>
          <table:table-cell office:value-type="date" office:date-value="2021-01-02" calcext:value-type="date">
            <text:p>2021-01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LOOKUP([Calendar.H90];team_long;team_id)" office:value-type="float" office:value="2" calcext:value-type="float">
            <text:p>2</text:p>
          </table:table-cell>
          <table:table-cell table:formula="of:=LOOKUP([Calendar.I90];team_long;team_id)" office:value-type="float" office:value="11" calcext:value-type="float">
            <text:p>11</text:p>
          </table:table-cell>
          <table:table-cell office:value-type="date" office:date-value="2021-01-02" calcext:value-type="date">
            <text:p>2021-01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LOOKUP([Calendar.H91];team_long;team_id)" office:value-type="float" office:value="8" calcext:value-type="float">
            <text:p>8</text:p>
          </table:table-cell>
          <table:table-cell table:formula="of:=LOOKUP([Calendar.I91];team_long;team_id)" office:value-type="float" office:value="5" calcext:value-type="float">
            <text:p>5</text:p>
          </table:table-cell>
          <table:table-cell office:value-type="date" office:date-value="2021-01-02" calcext:value-type="date">
            <text:p>2021-01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LOOKUP([Calendar.H92];team_long;team_id)" office:value-type="float" office:value="10" calcext:value-type="float">
            <text:p>10</text:p>
          </table:table-cell>
          <table:table-cell table:formula="of:=LOOKUP([Calendar.I92];team_long;team_id)" office:value-type="float" office:value="4" calcext:value-type="float">
            <text:p>4</text:p>
          </table:table-cell>
          <table:table-cell office:value-type="date" office:date-value="2021-01-02" calcext:value-type="date">
            <text:p>2021-01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LOOKUP([Calendar.H93];team_long;team_id)" office:value-type="float" office:value="14" calcext:value-type="float">
            <text:p>14</text:p>
          </table:table-cell>
          <table:table-cell table:formula="of:=LOOKUP([Calendar.I93];team_long;team_id)" office:value-type="float" office:value="10" calcext:value-type="float">
            <text:p>10</text:p>
          </table:table-cell>
          <table:table-cell office:value-type="date" office:date-value="2021-01-09" calcext:value-type="date">
            <text:p>2021-01-0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LOOKUP([Calendar.H94];team_long;team_id)" office:value-type="float" office:value="3" calcext:value-type="float">
            <text:p>3</text:p>
          </table:table-cell>
          <table:table-cell table:formula="of:=LOOKUP([Calendar.I94];team_long;team_id)" office:value-type="float" office:value="8" calcext:value-type="float">
            <text:p>8</text:p>
          </table:table-cell>
          <table:table-cell office:value-type="date" office:date-value="2021-01-09" calcext:value-type="date">
            <text:p>2021-01-0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LOOKUP([Calendar.H95];team_long;team_id)" office:value-type="float" office:value="4" calcext:value-type="float">
            <text:p>4</text:p>
          </table:table-cell>
          <table:table-cell table:formula="of:=LOOKUP([Calendar.I95];team_long;team_id)" office:value-type="float" office:value="9" calcext:value-type="float">
            <text:p>9</text:p>
          </table:table-cell>
          <table:table-cell office:value-type="date" office:date-value="2021-01-09" calcext:value-type="date">
            <text:p>2021-01-0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LOOKUP([Calendar.H96];team_long;team_id)" office:value-type="float" office:value="5" calcext:value-type="float">
            <text:p>5</text:p>
          </table:table-cell>
          <table:table-cell table:formula="of:=LOOKUP([Calendar.I96];team_long;team_id)" office:value-type="float" office:value="1" calcext:value-type="float">
            <text:p>1</text:p>
          </table:table-cell>
          <table:table-cell office:value-type="date" office:date-value="2021-01-09" calcext:value-type="date">
            <text:p>2021-01-0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Ag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LOOKUP([Calendar.H97];team_long;team_id)" office:value-type="float" office:value="11" calcext:value-type="float">
            <text:p>11</text:p>
          </table:table-cell>
          <table:table-cell table:formula="of:=LOOKUP([Calendar.I97];team_long;team_id)" office:value-type="float" office:value="6" calcext:value-type="float">
            <text:p>6</text:p>
          </table:table-cell>
          <table:table-cell office:value-type="date" office:date-value="2021-01-09" calcext:value-type="date">
            <text:p>2021-01-0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LOOKUP([Calendar.H98];team_long;team_id)" office:value-type="float" office:value="12" calcext:value-type="float">
            <text:p>12</text:p>
          </table:table-cell>
          <table:table-cell table:formula="of:=LOOKUP([Calendar.I98];team_long;team_id)" office:value-type="float" office:value="7" calcext:value-type="float">
            <text:p>7</text:p>
          </table:table-cell>
          <table:table-cell office:value-type="date" office:date-value="2021-01-09" calcext:value-type="date">
            <text:p>2021-01-0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LOOKUP([Calendar.H99];team_long;team_id)" office:value-type="float" office:value="13" calcext:value-type="float">
            <text:p>13</text:p>
          </table:table-cell>
          <table:table-cell table:formula="of:=LOOKUP([Calendar.I99];team_long;team_id)" office:value-type="float" office:value="2" calcext:value-type="float">
            <text:p>2</text:p>
          </table:table-cell>
          <table:table-cell office:value-type="date" office:date-value="2021-01-09" calcext:value-type="date">
            <text:p>2021-01-0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LOOKUP([Calendar.H100];team_long;team_id)" office:value-type="float" office:value="6" calcext:value-type="float">
            <text:p>6</text:p>
          </table:table-cell>
          <table:table-cell table:formula="of:=LOOKUP([Calendar.I100];team_long;team_id)" office:value-type="float" office:value="3" calcext:value-type="float">
            <text:p>3</text:p>
          </table:table-cell>
          <table:table-cell office:value-type="date" office:date-value="2021-01-30" calcext:value-type="date">
            <text:p>2021-01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LOOKUP([Calendar.H101];team_long;team_id)" office:value-type="float" office:value="7" calcext:value-type="float">
            <text:p>7</text:p>
          </table:table-cell>
          <table:table-cell table:formula="of:=LOOKUP([Calendar.I101];team_long;team_id)" office:value-type="float" office:value="14" calcext:value-type="float">
            <text:p>14</text:p>
          </table:table-cell>
          <table:table-cell office:value-type="date" office:date-value="2021-01-30" calcext:value-type="date">
            <text:p>2021-01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LOOKUP([Calendar.H102];team_long;team_id)" office:value-type="float" office:value="2" calcext:value-type="float">
            <text:p>2</text:p>
          </table:table-cell>
          <table:table-cell table:formula="of:=LOOKUP([Calendar.I102];team_long;team_id)" office:value-type="float" office:value="1" calcext:value-type="float">
            <text:p>1</text:p>
          </table:table-cell>
          <table:table-cell office:value-type="date" office:date-value="2021-01-30" calcext:value-type="date">
            <text:p>2021-01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Age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LOOKUP([Calendar.H103];team_long;team_id)" office:value-type="float" office:value="4" calcext:value-type="float">
            <text:p>4</text:p>
          </table:table-cell>
          <table:table-cell table:formula="of:=LOOKUP([Calendar.I103];team_long;team_id)" office:value-type="float" office:value="13" calcext:value-type="float">
            <text:p>13</text:p>
          </table:table-cell>
          <table:table-cell office:value-type="date" office:date-value="2021-01-30" calcext:value-type="date">
            <text:p>2021-01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LOOKUP([Calendar.H104];team_long;team_id)" office:value-type="float" office:value="8" calcext:value-type="float">
            <text:p>8</text:p>
          </table:table-cell>
          <table:table-cell table:formula="of:=LOOKUP([Calendar.I104];team_long;team_id)" office:value-type="float" office:value="11" calcext:value-type="float">
            <text:p>11</text:p>
          </table:table-cell>
          <table:table-cell office:value-type="date" office:date-value="2021-01-30" calcext:value-type="date">
            <text:p>2021-01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LOOKUP([Calendar.H105];team_long;team_id)" office:value-type="float" office:value="9" calcext:value-type="float">
            <text:p>9</text:p>
          </table:table-cell>
          <table:table-cell table:formula="of:=LOOKUP([Calendar.I105];team_long;team_id)" office:value-type="float" office:value="12" calcext:value-type="float">
            <text:p>12</text:p>
          </table:table-cell>
          <table:table-cell office:value-type="date" office:date-value="2021-01-30" calcext:value-type="date">
            <text:p>2021-01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LOOKUP([Calendar.H106];team_long;team_id)" office:value-type="float" office:value="10" calcext:value-type="float">
            <text:p>10</text:p>
          </table:table-cell>
          <table:table-cell table:formula="of:=LOOKUP([Calendar.I106];team_long;team_id)" office:value-type="float" office:value="5" calcext:value-type="float">
            <text:p>5</text:p>
          </table:table-cell>
          <table:table-cell office:value-type="date" office:date-value="2021-01-30" calcext:value-type="date">
            <text:p>2021-01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LOOKUP([Calendar.H107];team_long;team_id)" office:value-type="float" office:value="3" calcext:value-type="float">
            <text:p>3</text:p>
          </table:table-cell>
          <table:table-cell table:formula="of:=LOOKUP([Calendar.I107];team_long;team_id)" office:value-type="float" office:value="10" calcext:value-type="float">
            <text:p>10</text:p>
          </table:table-cell>
          <table:table-cell office:value-type="date" office:date-value="2021-02-13" calcext:value-type="date">
            <text:p>2021-02-1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LOOKUP([Calendar.H108];team_long;team_id)" office:value-type="float" office:value="1" calcext:value-type="float">
            <text:p>1</text:p>
          </table:table-cell>
          <table:table-cell table:formula="of:=LOOKUP([Calendar.I108];team_long;team_id)" office:value-type="float" office:value="6" calcext:value-type="float">
            <text:p>6</text:p>
          </table:table-cell>
          <table:table-cell office:value-type="date" office:date-value="2021-02-13" calcext:value-type="date">
            <text:p>2021-02-1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LOOKUP([Calendar.H109];team_long;team_id)" office:value-type="float" office:value="2" calcext:value-type="float">
            <text:p>2</text:p>
          </table:table-cell>
          <table:table-cell table:formula="of:=LOOKUP([Calendar.I109];team_long;team_id)" office:value-type="float" office:value="4" calcext:value-type="float">
            <text:p>4</text:p>
          </table:table-cell>
          <table:table-cell office:value-type="date" office:date-value="2021-02-13" calcext:value-type="date">
            <text:p>2021-02-1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LOOKUP([Calendar.H110];team_long;team_id)" office:value-type="float" office:value="5" calcext:value-type="float">
            <text:p>5</text:p>
          </table:table-cell>
          <table:table-cell table:formula="of:=LOOKUP([Calendar.I110];team_long;team_id)" office:value-type="float" office:value="9" calcext:value-type="float">
            <text:p>9</text:p>
          </table:table-cell>
          <table:table-cell office:value-type="date" office:date-value="2021-02-13" calcext:value-type="date">
            <text:p>2021-02-1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LOOKUP([Calendar.H111];team_long;team_id)" office:value-type="float" office:value="12" calcext:value-type="float">
            <text:p>12</text:p>
          </table:table-cell>
          <table:table-cell table:formula="of:=LOOKUP([Calendar.I111];team_long;team_id)" office:value-type="float" office:value="8" calcext:value-type="float">
            <text:p>8</text:p>
          </table:table-cell>
          <table:table-cell office:value-type="date" office:date-value="2021-02-13" calcext:value-type="date">
            <text:p>2021-02-1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LOOKUP([Calendar.H112];team_long;team_id)" office:value-type="float" office:value="13" calcext:value-type="float">
            <text:p>13</text:p>
          </table:table-cell>
          <table:table-cell table:formula="of:=LOOKUP([Calendar.I112];team_long;team_id)" office:value-type="float" office:value="7" calcext:value-type="float">
            <text:p>7</text:p>
          </table:table-cell>
          <table:table-cell office:value-type="date" office:date-value="2021-02-13" calcext:value-type="date">
            <text:p>2021-02-1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LOOKUP([Calendar.H113];team_long;team_id)" office:value-type="float" office:value="14" calcext:value-type="float">
            <text:p>14</text:p>
          </table:table-cell>
          <table:table-cell table:formula="of:=LOOKUP([Calendar.I113];team_long;team_id)" office:value-type="float" office:value="11" calcext:value-type="float">
            <text:p>11</text:p>
          </table:table-cell>
          <table:table-cell office:value-type="date" office:date-value="2021-02-13" calcext:value-type="date">
            <text:p>2021-02-1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LOOKUP([Calendar.H114];team_long;team_id)" office:value-type="float" office:value="8" calcext:value-type="float">
            <text:p>8</text:p>
          </table:table-cell>
          <table:table-cell table:formula="of:=LOOKUP([Calendar.I114];team_long;team_id)" office:value-type="float" office:value="14" calcext:value-type="float">
            <text:p>14</text:p>
          </table:table-cell>
          <table:table-cell office:value-type="date" office:date-value="2021-02-20" calcext:value-type="date">
            <text:p>2021-02-2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LOOKUP([Calendar.H115];team_long;team_id)" office:value-type="float" office:value="1" calcext:value-type="float">
            <text:p>1</text:p>
          </table:table-cell>
          <table:table-cell table:formula="of:=LOOKUP([Calendar.I115];team_long;team_id)" office:value-type="float" office:value="9" calcext:value-type="float">
            <text:p>9</text:p>
          </table:table-cell>
          <table:table-cell office:value-type="date" office:date-value="2021-02-20" calcext:value-type="date">
            <text:p>2021-02-2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LOOKUP([Calendar.H116];team_long;team_id)" office:value-type="float" office:value="4" calcext:value-type="float">
            <text:p>4</text:p>
          </table:table-cell>
          <table:table-cell table:formula="of:=LOOKUP([Calendar.I116];team_long;team_id)" office:value-type="float" office:value="3" calcext:value-type="float">
            <text:p>3</text:p>
          </table:table-cell>
          <table:table-cell office:value-type="date" office:date-value="2021-02-20" calcext:value-type="date">
            <text:p>2021-02-2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LOOKUP([Calendar.H117];team_long;team_id)" office:value-type="float" office:value="6" calcext:value-type="float">
            <text:p>6</text:p>
          </table:table-cell>
          <table:table-cell table:formula="of:=LOOKUP([Calendar.I117];team_long;team_id)" office:value-type="float" office:value="2" calcext:value-type="float">
            <text:p>2</text:p>
          </table:table-cell>
          <table:table-cell office:value-type="date" office:date-value="2021-02-20" calcext:value-type="date">
            <text:p>2021-02-2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LOOKUP([Calendar.H118];team_long;team_id)" office:value-type="float" office:value="7" calcext:value-type="float">
            <text:p>7</text:p>
          </table:table-cell>
          <table:table-cell table:formula="of:=LOOKUP([Calendar.I118];team_long;team_id)" office:value-type="float" office:value="10" calcext:value-type="float">
            <text:p>10</text:p>
          </table:table-cell>
          <table:table-cell office:value-type="date" office:date-value="2021-02-20" calcext:value-type="date">
            <text:p>2021-02-2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LOOKUP([Calendar.H119];team_long;team_id)" office:value-type="float" office:value="11" calcext:value-type="float">
            <text:p>11</text:p>
          </table:table-cell>
          <table:table-cell table:formula="of:=LOOKUP([Calendar.I119];team_long;team_id)" office:value-type="float" office:value="13" calcext:value-type="float">
            <text:p>13</text:p>
          </table:table-cell>
          <table:table-cell office:value-type="date" office:date-value="2021-02-20" calcext:value-type="date">
            <text:p>2021-02-2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LOOKUP([Calendar.H120];team_long;team_id)" office:value-type="float" office:value="12" calcext:value-type="float">
            <text:p>12</text:p>
          </table:table-cell>
          <table:table-cell table:formula="of:=LOOKUP([Calendar.I120];team_long;team_id)" office:value-type="float" office:value="5" calcext:value-type="float">
            <text:p>5</text:p>
          </table:table-cell>
          <table:table-cell office:value-type="date" office:date-value="2021-02-20" calcext:value-type="date">
            <text:p>2021-02-2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LOOKUP([Calendar.H121];team_long;team_id)" office:value-type="float" office:value="13" calcext:value-type="float">
            <text:p>13</text:p>
          </table:table-cell>
          <table:table-cell table:formula="of:=LOOKUP([Calendar.I121];team_long;team_id)" office:value-type="float" office:value="12" calcext:value-type="float">
            <text:p>12</text:p>
          </table:table-cell>
          <table:table-cell office:value-type="date" office:date-value="2021-03-06" calcext:value-type="date">
            <text:p>2021-03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LOOKUP([Calendar.H122];team_long;team_id)" office:value-type="float" office:value="9" calcext:value-type="float">
            <text:p>9</text:p>
          </table:table-cell>
          <table:table-cell table:formula="of:=LOOKUP([Calendar.I122];team_long;team_id)" office:value-type="float" office:value="6" calcext:value-type="float">
            <text:p>6</text:p>
          </table:table-cell>
          <table:table-cell office:value-type="date" office:date-value="2021-03-06" calcext:value-type="date">
            <text:p>2021-03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LOOKUP([Calendar.H123];team_long;team_id)" office:value-type="float" office:value="2" calcext:value-type="float">
            <text:p>2</text:p>
          </table:table-cell>
          <table:table-cell table:formula="of:=LOOKUP([Calendar.I123];team_long;team_id)" office:value-type="float" office:value="8" calcext:value-type="float">
            <text:p>8</text:p>
          </table:table-cell>
          <table:table-cell office:value-type="date" office:date-value="2021-03-06" calcext:value-type="date">
            <text:p>2021-03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LOOKUP([Calendar.H124];team_long;team_id)" office:value-type="float" office:value="3" calcext:value-type="float">
            <text:p>3</text:p>
          </table:table-cell>
          <table:table-cell table:formula="of:=LOOKUP([Calendar.I124];team_long;team_id)" office:value-type="float" office:value="11" calcext:value-type="float">
            <text:p>11</text:p>
          </table:table-cell>
          <table:table-cell office:value-type="date" office:date-value="2021-03-06" calcext:value-type="date">
            <text:p>2021-03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LOOKUP([Calendar.H125];team_long;team_id)" office:value-type="float" office:value="5" calcext:value-type="float">
            <text:p>5</text:p>
          </table:table-cell>
          <table:table-cell table:formula="of:=LOOKUP([Calendar.I125];team_long;team_id)" office:value-type="float" office:value="7" calcext:value-type="float">
            <text:p>7</text:p>
          </table:table-cell>
          <table:table-cell office:value-type="date" office:date-value="2021-03-06" calcext:value-type="date">
            <text:p>2021-03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LOOKUP([Calendar.H126];team_long;team_id)" office:value-type="float" office:value="10" calcext:value-type="float">
            <text:p>10</text:p>
          </table:table-cell>
          <table:table-cell table:formula="of:=LOOKUP([Calendar.I126];team_long;team_id)" office:value-type="float" office:value="1" calcext:value-type="float">
            <text:p>1</text:p>
          </table:table-cell>
          <table:table-cell office:value-type="date" office:date-value="2021-03-06" calcext:value-type="date">
            <text:p>2021-03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Age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LOOKUP([Calendar.H127];team_long;team_id)" office:value-type="float" office:value="14" calcext:value-type="float">
            <text:p>14</text:p>
          </table:table-cell>
          <table:table-cell table:formula="of:=LOOKUP([Calendar.I127];team_long;team_id)" office:value-type="float" office:value="4" calcext:value-type="float">
            <text:p>4</text:p>
          </table:table-cell>
          <table:table-cell office:value-type="date" office:date-value="2021-03-06" calcext:value-type="date">
            <text:p>2021-03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LOOKUP([Calendar.H128];team_long;team_id)" office:value-type="float" office:value="13" calcext:value-type="float">
            <text:p>13</text:p>
          </table:table-cell>
          <table:table-cell table:formula="of:=LOOKUP([Calendar.I128];team_long;team_id)" office:value-type="float" office:value="10" calcext:value-type="float">
            <text:p>10</text:p>
          </table:table-cell>
          <table:table-cell office:value-type="date" office:date-value="2021-03-20" calcext:value-type="date">
            <text:p>2021-03-2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LOOKUP([Calendar.H129];team_long;team_id)" office:value-type="float" office:value="12" calcext:value-type="float">
            <text:p>12</text:p>
          </table:table-cell>
          <table:table-cell table:formula="of:=LOOKUP([Calendar.I129];team_long;team_id)" office:value-type="float" office:value="3" calcext:value-type="float">
            <text:p>3</text:p>
          </table:table-cell>
          <table:table-cell office:value-type="date" office:date-value="2021-03-20" calcext:value-type="date">
            <text:p>2021-03-2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LOOKUP([Calendar.H130];team_long;team_id)" office:value-type="float" office:value="1" calcext:value-type="float">
            <text:p>1</text:p>
          </table:table-cell>
          <table:table-cell table:formula="of:=LOOKUP([Calendar.I130];team_long;team_id)" office:value-type="float" office:value="14" calcext:value-type="float">
            <text:p>14</text:p>
          </table:table-cell>
          <table:table-cell office:value-type="date" office:date-value="2021-03-20" calcext:value-type="date">
            <text:p>2021-03-2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LOOKUP([Calendar.H131];team_long;team_id)" office:value-type="float" office:value="6" calcext:value-type="float">
            <text:p>6</text:p>
          </table:table-cell>
          <table:table-cell table:formula="of:=LOOKUP([Calendar.I131];team_long;team_id)" office:value-type="float" office:value="5" calcext:value-type="float">
            <text:p>5</text:p>
          </table:table-cell>
          <table:table-cell office:value-type="date" office:date-value="2021-03-20" calcext:value-type="date">
            <text:p>2021-03-2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LOOKUP([Calendar.H132];team_long;team_id)" office:value-type="float" office:value="7" calcext:value-type="float">
            <text:p>7</text:p>
          </table:table-cell>
          <table:table-cell table:formula="of:=LOOKUP([Calendar.I132];team_long;team_id)" office:value-type="float" office:value="2" calcext:value-type="float">
            <text:p>2</text:p>
          </table:table-cell>
          <table:table-cell office:value-type="date" office:date-value="2021-03-20" calcext:value-type="date">
            <text:p>2021-03-2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LOOKUP([Calendar.H133];team_long;team_id)" office:value-type="float" office:value="9" calcext:value-type="float">
            <text:p>9</text:p>
          </table:table-cell>
          <table:table-cell table:formula="of:=LOOKUP([Calendar.I133];team_long;team_id)" office:value-type="float" office:value="8" calcext:value-type="float">
            <text:p>8</text:p>
          </table:table-cell>
          <table:table-cell office:value-type="date" office:date-value="2021-03-20" calcext:value-type="date">
            <text:p>2021-03-2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LOOKUP([Calendar.H134];team_long;team_id)" office:value-type="float" office:value="11" calcext:value-type="float">
            <text:p>11</text:p>
          </table:table-cell>
          <table:table-cell table:formula="of:=LOOKUP([Calendar.I134];team_long;team_id)" office:value-type="float" office:value="4" calcext:value-type="float">
            <text:p>4</text:p>
          </table:table-cell>
          <table:table-cell office:value-type="date" office:date-value="2021-03-20" calcext:value-type="date">
            <text:p>2021-03-2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LOOKUP([Calendar.H135];team_long;team_id)" office:value-type="float" office:value="8" calcext:value-type="float">
            <text:p>8</text:p>
          </table:table-cell>
          <table:table-cell table:formula="of:=LOOKUP([Calendar.I135];team_long;team_id)" office:value-type="float" office:value="13" calcext:value-type="float">
            <text:p>13</text:p>
          </table:table-cell>
          <table:table-cell office:value-type="date" office:date-value="2021-03-27" calcext:value-type="date">
            <text:p>2021-03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LOOKUP([Calendar.H136];team_long;team_id)" office:value-type="float" office:value="10" calcext:value-type="float">
            <text:p>10</text:p>
          </table:table-cell>
          <table:table-cell table:formula="of:=LOOKUP([Calendar.I136];team_long;team_id)" office:value-type="float" office:value="6" calcext:value-type="float">
            <text:p>6</text:p>
          </table:table-cell>
          <table:table-cell office:value-type="date" office:date-value="2021-03-27" calcext:value-type="date">
            <text:p>2021-03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LOOKUP([Calendar.H137];team_long;team_id)" office:value-type="float" office:value="2" calcext:value-type="float">
            <text:p>2</text:p>
          </table:table-cell>
          <table:table-cell table:formula="of:=LOOKUP([Calendar.I137];team_long;team_id)" office:value-type="float" office:value="12" calcext:value-type="float">
            <text:p>12</text:p>
          </table:table-cell>
          <table:table-cell office:value-type="date" office:date-value="2021-03-27" calcext:value-type="date">
            <text:p>2021-03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LOOKUP([Calendar.H138];team_long;team_id)" office:value-type="float" office:value="3" calcext:value-type="float">
            <text:p>3</text:p>
          </table:table-cell>
          <table:table-cell table:formula="of:=LOOKUP([Calendar.I138];team_long;team_id)" office:value-type="float" office:value="7" calcext:value-type="float">
            <text:p>7</text:p>
          </table:table-cell>
          <table:table-cell office:value-type="date" office:date-value="2021-03-27" calcext:value-type="date">
            <text:p>2021-03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LOOKUP([Calendar.H139];team_long;team_id)" office:value-type="float" office:value="4" calcext:value-type="float">
            <text:p>4</text:p>
          </table:table-cell>
          <table:table-cell table:formula="of:=LOOKUP([Calendar.I139];team_long;team_id)" office:value-type="float" office:value="1" calcext:value-type="float">
            <text:p>1</text:p>
          </table:table-cell>
          <table:table-cell office:value-type="date" office:date-value="2021-03-27" calcext:value-type="date">
            <text:p>2021-03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Age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LOOKUP([Calendar.H140];team_long;team_id)" office:value-type="float" office:value="5" calcext:value-type="float">
            <text:p>5</text:p>
          </table:table-cell>
          <table:table-cell table:formula="of:=LOOKUP([Calendar.I140];team_long;team_id)" office:value-type="float" office:value="11" calcext:value-type="float">
            <text:p>11</text:p>
          </table:table-cell>
          <table:table-cell office:value-type="date" office:date-value="2021-03-27" calcext:value-type="date">
            <text:p>2021-03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LOOKUP([Calendar.H141];team_long;team_id)" office:value-type="float" office:value="14" calcext:value-type="float">
            <text:p>14</text:p>
          </table:table-cell>
          <table:table-cell table:formula="of:=LOOKUP([Calendar.I141];team_long;team_id)" office:value-type="float" office:value="9" calcext:value-type="float">
            <text:p>9</text:p>
          </table:table-cell>
          <table:table-cell office:value-type="date" office:date-value="2021-03-27" calcext:value-type="date">
            <text:p>2021-03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LOOKUP([Calendar.H142];team_long;team_id)" office:value-type="float" office:value="12" calcext:value-type="float">
            <text:p>12</text:p>
          </table:table-cell>
          <table:table-cell table:formula="of:=LOOKUP([Calendar.I142];team_long;team_id)" office:value-type="float" office:value="10" calcext:value-type="float">
            <text:p>10</text:p>
          </table:table-cell>
          <table:table-cell office:value-type="date" office:date-value="2021-04-17" calcext:value-type="date">
            <text:p>2021-04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LOOKUP([Calendar.H143];team_long;team_id)" office:value-type="float" office:value="9" calcext:value-type="float">
            <text:p>9</text:p>
          </table:table-cell>
          <table:table-cell table:formula="of:=LOOKUP([Calendar.I143];team_long;team_id)" office:value-type="float" office:value="13" calcext:value-type="float">
            <text:p>13</text:p>
          </table:table-cell>
          <table:table-cell office:value-type="date" office:date-value="2021-04-17" calcext:value-type="date">
            <text:p>2021-04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LOOKUP([Calendar.H144];team_long;team_id)" office:value-type="float" office:value="1" calcext:value-type="float">
            <text:p>1</text:p>
          </table:table-cell>
          <table:table-cell table:formula="of:=LOOKUP([Calendar.I144];team_long;team_id)" office:value-type="float" office:value="3" calcext:value-type="float">
            <text:p>3</text:p>
          </table:table-cell>
          <table:table-cell office:value-type="date" office:date-value="2021-04-17" calcext:value-type="date">
            <text:p>2021-04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LOOKUP([Calendar.H145];team_long;team_id)" office:value-type="float" office:value="5" calcext:value-type="float">
            <text:p>5</text:p>
          </table:table-cell>
          <table:table-cell table:formula="of:=LOOKUP([Calendar.I145];team_long;team_id)" office:value-type="float" office:value="14" calcext:value-type="float">
            <text:p>14</text:p>
          </table:table-cell>
          <table:table-cell office:value-type="date" office:date-value="2021-04-17" calcext:value-type="date">
            <text:p>2021-04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LOOKUP([Calendar.H146];team_long;team_id)" office:value-type="float" office:value="6" calcext:value-type="float">
            <text:p>6</text:p>
          </table:table-cell>
          <table:table-cell table:formula="of:=LOOKUP([Calendar.I146];team_long;team_id)" office:value-type="float" office:value="4" calcext:value-type="float">
            <text:p>4</text:p>
          </table:table-cell>
          <table:table-cell office:value-type="date" office:date-value="2021-04-17" calcext:value-type="date">
            <text:p>2021-04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LOOKUP([Calendar.H147];team_long;team_id)" office:value-type="float" office:value="7" calcext:value-type="float">
            <text:p>7</text:p>
          </table:table-cell>
          <table:table-cell table:formula="of:=LOOKUP([Calendar.I147];team_long;team_id)" office:value-type="float" office:value="8" calcext:value-type="float">
            <text:p>8</text:p>
          </table:table-cell>
          <table:table-cell office:value-type="date" office:date-value="2021-04-17" calcext:value-type="date">
            <text:p>2021-04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LOOKUP([Calendar.H148];team_long;team_id)" office:value-type="float" office:value="11" calcext:value-type="float">
            <text:p>11</text:p>
          </table:table-cell>
          <table:table-cell table:formula="of:=LOOKUP([Calendar.I148];team_long;team_id)" office:value-type="float" office:value="2" calcext:value-type="float">
            <text:p>2</text:p>
          </table:table-cell>
          <table:table-cell office:value-type="date" office:date-value="2021-04-17" calcext:value-type="date">
            <text:p>2021-04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LOOKUP([Calendar.H149];team_long;team_id)" office:value-type="float" office:value="8" calcext:value-type="float">
            <text:p>8</text:p>
          </table:table-cell>
          <table:table-cell table:formula="of:=LOOKUP([Calendar.I149];team_long;team_id)" office:value-type="float" office:value="6" calcext:value-type="float">
            <text:p>6</text:p>
          </table:table-cell>
          <table:table-cell office:value-type="date" office:date-value="2021-04-24" calcext:value-type="date">
            <text:p>2021-04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LOOKUP([Calendar.H150];team_long;team_id)" office:value-type="float" office:value="14" calcext:value-type="float">
            <text:p>14</text:p>
          </table:table-cell>
          <table:table-cell table:formula="of:=LOOKUP([Calendar.I150];team_long;team_id)" office:value-type="float" office:value="12" calcext:value-type="float">
            <text:p>12</text:p>
          </table:table-cell>
          <table:table-cell office:value-type="date" office:date-value="2021-04-24" calcext:value-type="date">
            <text:p>2021-04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LOOKUP([Calendar.H151];team_long;team_id)" office:value-type="float" office:value="2" calcext:value-type="float">
            <text:p>2</text:p>
          </table:table-cell>
          <table:table-cell table:formula="of:=LOOKUP([Calendar.I151];team_long;team_id)" office:value-type="float" office:value="5" calcext:value-type="float">
            <text:p>5</text:p>
          </table:table-cell>
          <table:table-cell office:value-type="date" office:date-value="2021-04-24" calcext:value-type="date">
            <text:p>2021-04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LOOKUP([Calendar.H152];team_long;team_id)" office:value-type="float" office:value="3" calcext:value-type="float">
            <text:p>3</text:p>
          </table:table-cell>
          <table:table-cell table:formula="of:=LOOKUP([Calendar.I152];team_long;team_id)" office:value-type="float" office:value="9" calcext:value-type="float">
            <text:p>9</text:p>
          </table:table-cell>
          <table:table-cell office:value-type="date" office:date-value="2021-04-24" calcext:value-type="date">
            <text:p>2021-04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LOOKUP([Calendar.H153];team_long;team_id)" office:value-type="float" office:value="4" calcext:value-type="float">
            <text:p>4</text:p>
          </table:table-cell>
          <table:table-cell table:formula="of:=LOOKUP([Calendar.I153];team_long;team_id)" office:value-type="float" office:value="7" calcext:value-type="float">
            <text:p>7</text:p>
          </table:table-cell>
          <table:table-cell office:value-type="date" office:date-value="2021-04-24" calcext:value-type="date">
            <text:p>2021-04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LOOKUP([Calendar.H154];team_long;team_id)" office:value-type="float" office:value="10" calcext:value-type="float">
            <text:p>10</text:p>
          </table:table-cell>
          <table:table-cell table:formula="of:=LOOKUP([Calendar.I154];team_long;team_id)" office:value-type="float" office:value="11" calcext:value-type="float">
            <text:p>11</text:p>
          </table:table-cell>
          <table:table-cell office:value-type="date" office:date-value="2021-04-24" calcext:value-type="date">
            <text:p>2021-04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LOOKUP([Calendar.H155];team_long;team_id)" office:value-type="float" office:value="13" calcext:value-type="float">
            <text:p>13</text:p>
          </table:table-cell>
          <table:table-cell table:formula="of:=LOOKUP([Calendar.I155];team_long;team_id)" office:value-type="float" office:value="1" calcext:value-type="float">
            <text:p>1</text:p>
          </table:table-cell>
          <table:table-cell office:value-type="date" office:date-value="2021-04-24" calcext:value-type="date">
            <text:p>2021-04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Age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LOOKUP([Calendar.H156];team_long;team_id)" office:value-type="float" office:value="12" calcext:value-type="float">
            <text:p>12</text:p>
          </table:table-cell>
          <table:table-cell table:formula="of:=LOOKUP([Calendar.I156];team_long;team_id)" office:value-type="float" office:value="6" calcext:value-type="float">
            <text:p>6</text:p>
          </table:table-cell>
          <table:table-cell office:value-type="date" office:date-value="2021-05-08" calcext:value-type="date">
            <text:p>2021-05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LOOKUP([Calendar.H157];team_long;team_id)" office:value-type="float" office:value="1" calcext:value-type="float">
            <text:p>1</text:p>
          </table:table-cell>
          <table:table-cell table:formula="of:=LOOKUP([Calendar.I157];team_long;team_id)" office:value-type="float" office:value="11" calcext:value-type="float">
            <text:p>11</text:p>
          </table:table-cell>
          <table:table-cell office:value-type="date" office:date-value="2021-05-08" calcext:value-type="date">
            <text:p>2021-05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LOOKUP([Calendar.H158];team_long;team_id)" office:value-type="float" office:value="2" calcext:value-type="float">
            <text:p>2</text:p>
          </table:table-cell>
          <table:table-cell table:formula="of:=LOOKUP([Calendar.I158];team_long;team_id)" office:value-type="float" office:value="3" calcext:value-type="float">
            <text:p>3</text:p>
          </table:table-cell>
          <table:table-cell office:value-type="date" office:date-value="2021-05-08" calcext:value-type="date">
            <text:p>2021-05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LOOKUP([Calendar.H159];team_long;team_id)" office:value-type="float" office:value="4" calcext:value-type="float">
            <text:p>4</text:p>
          </table:table-cell>
          <table:table-cell table:formula="of:=LOOKUP([Calendar.I159];team_long;team_id)" office:value-type="float" office:value="10" calcext:value-type="float">
            <text:p>10</text:p>
          </table:table-cell>
          <table:table-cell office:value-type="date" office:date-value="2021-05-08" calcext:value-type="date">
            <text:p>2021-05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LOOKUP([Calendar.H160];team_long;team_id)" office:value-type="float" office:value="5" calcext:value-type="float">
            <text:p>5</text:p>
          </table:table-cell>
          <table:table-cell table:formula="of:=LOOKUP([Calendar.I160];team_long;team_id)" office:value-type="float" office:value="8" calcext:value-type="float">
            <text:p>8</text:p>
          </table:table-cell>
          <table:table-cell office:value-type="date" office:date-value="2021-05-08" calcext:value-type="date">
            <text:p>2021-05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LOOKUP([Calendar.H161];team_long;team_id)" office:value-type="float" office:value="9" calcext:value-type="float">
            <text:p>9</text:p>
          </table:table-cell>
          <table:table-cell table:formula="of:=LOOKUP([Calendar.I161];team_long;team_id)" office:value-type="float" office:value="7" calcext:value-type="float">
            <text:p>7</text:p>
          </table:table-cell>
          <table:table-cell office:value-type="date" office:date-value="2021-05-08" calcext:value-type="date">
            <text:p>2021-05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LOOKUP([Calendar.H162];team_long;team_id)" office:value-type="float" office:value="13" calcext:value-type="float">
            <text:p>13</text:p>
          </table:table-cell>
          <table:table-cell table:formula="of:=LOOKUP([Calendar.I162];team_long;team_id)" office:value-type="float" office:value="14" calcext:value-type="float">
            <text:p>14</text:p>
          </table:table-cell>
          <table:table-cell office:value-type="date" office:date-value="2021-05-08" calcext:value-type="date">
            <text:p>2021-05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LOOKUP([Calendar.H163];team_long;team_id)" office:value-type="float" office:value="3" calcext:value-type="float">
            <text:p>3</text:p>
          </table:table-cell>
          <table:table-cell table:formula="of:=LOOKUP([Calendar.I163];team_long;team_id)" office:value-type="float" office:value="5" calcext:value-type="float">
            <text:p>5</text:p>
          </table:table-cell>
          <table:table-cell office:value-type="date" office:date-value="2021-05-15" calcext:value-type="date">
            <text:p>2021-05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LOOKUP([Calendar.H164];team_long;team_id)" office:value-type="float" office:value="7" calcext:value-type="float">
            <text:p>7</text:p>
          </table:table-cell>
          <table:table-cell table:formula="of:=LOOKUP([Calendar.I164];team_long;team_id)" office:value-type="float" office:value="1" calcext:value-type="float">
            <text:p>1</text:p>
          </table:table-cell>
          <table:table-cell office:value-type="date" office:date-value="2021-05-15" calcext:value-type="date">
            <text:p>2021-05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Age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LOOKUP([Calendar.H165];team_long;team_id)" office:value-type="float" office:value="8" calcext:value-type="float">
            <text:p>8</text:p>
          </table:table-cell>
          <table:table-cell table:formula="of:=LOOKUP([Calendar.I165];team_long;team_id)" office:value-type="float" office:value="4" calcext:value-type="float">
            <text:p>4</text:p>
          </table:table-cell>
          <table:table-cell office:value-type="date" office:date-value="2021-05-15" calcext:value-type="date">
            <text:p>2021-05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LOOKUP([Calendar.H166];team_long;team_id)" office:value-type="float" office:value="10" calcext:value-type="float">
            <text:p>10</text:p>
          </table:table-cell>
          <table:table-cell table:formula="of:=LOOKUP([Calendar.I166];team_long;team_id)" office:value-type="float" office:value="9" calcext:value-type="float">
            <text:p>9</text:p>
          </table:table-cell>
          <table:table-cell office:value-type="date" office:date-value="2021-05-15" calcext:value-type="date">
            <text:p>2021-05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LOOKUP([Calendar.H167];team_long;team_id)" office:value-type="float" office:value="11" calcext:value-type="float">
            <text:p>11</text:p>
          </table:table-cell>
          <table:table-cell table:formula="of:=LOOKUP([Calendar.I167];team_long;team_id)" office:value-type="float" office:value="12" calcext:value-type="float">
            <text:p>12</text:p>
          </table:table-cell>
          <table:table-cell office:value-type="date" office:date-value="2021-05-15" calcext:value-type="date">
            <text:p>2021-05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LOOKUP([Calendar.H168];team_long;team_id)" office:value-type="float" office:value="14" calcext:value-type="float">
            <text:p>14</text:p>
          </table:table-cell>
          <table:table-cell table:formula="of:=LOOKUP([Calendar.I168];team_long;team_id)" office:value-type="float" office:value="2" calcext:value-type="float">
            <text:p>2</text:p>
          </table:table-cell>
          <table:table-cell office:value-type="date" office:date-value="2021-05-15" calcext:value-type="date">
            <text:p>2021-05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LOOKUP([Calendar.H169];team_long;team_id)" office:value-type="float" office:value="6" calcext:value-type="float">
            <text:p>6</text:p>
          </table:table-cell>
          <table:table-cell table:formula="of:=LOOKUP([Calendar.I169];team_long;team_id)" office:value-type="float" office:value="13" calcext:value-type="float">
            <text:p>13</text:p>
          </table:table-cell>
          <table:table-cell office:value-type="date" office:date-value="2021-05-15" calcext:value-type="date">
            <text:p>2021-05-1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LOOKUP([Calendar.H170];team_long;team_id)" office:value-type="float" office:value="13" calcext:value-type="float">
            <text:p>13</text:p>
          </table:table-cell>
          <table:table-cell table:formula="of:=LOOKUP([Calendar.I170];team_long;team_id)" office:value-type="float" office:value="3" calcext:value-type="float">
            <text:p>3</text:p>
          </table:table-cell>
          <table:table-cell office:value-type="date" office:date-value="2021-05-29" calcext:value-type="date">
            <text:p>2021-05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LOOKUP([Calendar.H171];team_long;team_id)" office:value-type="float" office:value="1" calcext:value-type="float">
            <text:p>1</text:p>
          </table:table-cell>
          <table:table-cell table:formula="of:=LOOKUP([Calendar.I171];team_long;team_id)" office:value-type="float" office:value="12" calcext:value-type="float">
            <text:p>12</text:p>
          </table:table-cell>
          <table:table-cell office:value-type="date" office:date-value="2021-05-29" calcext:value-type="date">
            <text:p>2021-05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LOOKUP([Calendar.H172];team_long;team_id)" office:value-type="float" office:value="4" calcext:value-type="float">
            <text:p>4</text:p>
          </table:table-cell>
          <table:table-cell table:formula="of:=LOOKUP([Calendar.I172];team_long;team_id)" office:value-type="float" office:value="5" calcext:value-type="float">
            <text:p>5</text:p>
          </table:table-cell>
          <table:table-cell office:value-type="date" office:date-value="2021-05-29" calcext:value-type="date">
            <text:p>2021-05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LOOKUP([Calendar.H173];team_long;team_id)" office:value-type="float" office:value="7" calcext:value-type="float">
            <text:p>7</text:p>
          </table:table-cell>
          <table:table-cell table:formula="of:=LOOKUP([Calendar.I173];team_long;team_id)" office:value-type="float" office:value="11" calcext:value-type="float">
            <text:p>11</text:p>
          </table:table-cell>
          <table:table-cell office:value-type="date" office:date-value="2021-05-29" calcext:value-type="date">
            <text:p>2021-05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LOOKUP([Calendar.H174];team_long;team_id)" office:value-type="float" office:value="9" calcext:value-type="float">
            <text:p>9</text:p>
          </table:table-cell>
          <table:table-cell table:formula="of:=LOOKUP([Calendar.I174];team_long;team_id)" office:value-type="float" office:value="2" calcext:value-type="float">
            <text:p>2</text:p>
          </table:table-cell>
          <table:table-cell office:value-type="date" office:date-value="2021-05-29" calcext:value-type="date">
            <text:p>2021-05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LOOKUP([Calendar.H175];team_long;team_id)" office:value-type="float" office:value="10" calcext:value-type="float">
            <text:p>10</text:p>
          </table:table-cell>
          <table:table-cell table:formula="of:=LOOKUP([Calendar.I175];team_long;team_id)" office:value-type="float" office:value="8" calcext:value-type="float">
            <text:p>8</text:p>
          </table:table-cell>
          <table:table-cell office:value-type="date" office:date-value="2021-05-29" calcext:value-type="date">
            <text:p>2021-05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LOOKUP([Calendar.H176];team_long;team_id)" office:value-type="float" office:value="14" calcext:value-type="float">
            <text:p>14</text:p>
          </table:table-cell>
          <table:table-cell table:formula="of:=LOOKUP([Calendar.I176];team_long;team_id)" office:value-type="float" office:value="6" calcext:value-type="float">
            <text:p>6</text:p>
          </table:table-cell>
          <table:table-cell office:value-type="date" office:date-value="2021-05-29" calcext:value-type="date">
            <text:p>2021-05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LOOKUP([Calendar.H177];team_long;team_id)" office:value-type="float" office:value="2" calcext:value-type="float">
            <text:p>2</text:p>
          </table:table-cell>
          <table:table-cell table:formula="of:=LOOKUP([Calendar.I177];team_long;team_id)" office:value-type="float" office:value="10" calcext:value-type="float">
            <text:p>10</text:p>
          </table:table-cell>
          <table:table-cell office:value-type="date" office:date-value="2021-06-05" calcext:value-type="date">
            <text:p>2021-06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LOOKUP([Calendar.H178];team_long;team_id)" office:value-type="float" office:value="5" calcext:value-type="float">
            <text:p>5</text:p>
          </table:table-cell>
          <table:table-cell table:formula="of:=LOOKUP([Calendar.I178];team_long;team_id)" office:value-type="float" office:value="13" calcext:value-type="float">
            <text:p>13</text:p>
          </table:table-cell>
          <table:table-cell office:value-type="date" office:date-value="2021-06-05" calcext:value-type="date">
            <text:p>2021-06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LOOKUP([Calendar.H179];team_long;team_id)" office:value-type="float" office:value="6" calcext:value-type="float">
            <text:p>6</text:p>
          </table:table-cell>
          <table:table-cell table:formula="of:=LOOKUP([Calendar.I179];team_long;team_id)" office:value-type="float" office:value="7" calcext:value-type="float">
            <text:p>7</text:p>
          </table:table-cell>
          <table:table-cell office:value-type="date" office:date-value="2021-06-05" calcext:value-type="date">
            <text:p>2021-06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LOOKUP([Calendar.H180];team_long;team_id)" office:value-type="float" office:value="8" calcext:value-type="float">
            <text:p>8</text:p>
          </table:table-cell>
          <table:table-cell table:formula="of:=LOOKUP([Calendar.I180];team_long;team_id)" office:value-type="float" office:value="1" calcext:value-type="float">
            <text:p>1</text:p>
          </table:table-cell>
          <table:table-cell office:value-type="date" office:date-value="2021-06-05" calcext:value-type="date">
            <text:p>2021-06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Age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LOOKUP([Calendar.H181];team_long;team_id)" office:value-type="float" office:value="11" calcext:value-type="float">
            <text:p>11</text:p>
          </table:table-cell>
          <table:table-cell table:formula="of:=LOOKUP([Calendar.I181];team_long;team_id)" office:value-type="float" office:value="9" calcext:value-type="float">
            <text:p>9</text:p>
          </table:table-cell>
          <table:table-cell office:value-type="date" office:date-value="2021-06-05" calcext:value-type="date">
            <text:p>2021-06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LOOKUP([Calendar.H182];team_long;team_id)" office:value-type="float" office:value="12" calcext:value-type="float">
            <text:p>12</text:p>
          </table:table-cell>
          <table:table-cell table:formula="of:=LOOKUP([Calendar.I182];team_long;team_id)" office:value-type="float" office:value="4" calcext:value-type="float">
            <text:p>4</text:p>
          </table:table-cell>
          <table:table-cell office:value-type="date" office:date-value="2021-06-05" calcext:value-type="date">
            <text:p>2021-06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LOOKUP([Calendar.H183];team_long;team_id)" office:value-type="float" office:value="3" calcext:value-type="float">
            <text:p>3</text:p>
          </table:table-cell>
          <table:table-cell table:formula="of:=LOOKUP([Calendar.I183];team_long;team_id)" office:value-type="float" office:value="14" calcext:value-type="float">
            <text:p>14</text:p>
          </table:table-cell>
          <table:table-cell office:value-type="date" office:date-value="2021-06-05" calcext:value-type="date">
            <text:p>2021-06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Toulouse</text:p>
          </table:table-cell>
        </table:table-row>
      </table:table>
      <table:table table:name="'file:///home/pyl/top7/season2019-2020/season.ods'#team" table:print="false" table:style-name="ta_extref">
        <table:table-source xlink:type="simple" xlink:href="../../season2019-2020/season.ods" table:table-name="team" table:mode="copy-results-only"/>
        <table:table-column table:number-columns-repeated="2"/>
        <table:table-row>
          <table:table-cell table:number-columns-repeated="2"/>
        </table:table-row>
        <table:table-row>
          <table:table-cell table:style-name="ce1" office:value-type="float" office:value="1">
            <text:p>1</text:p>
          </table:table-cell>
          <table:table-cell table:style-name="ce1" office:value-type="string">
            <text:p>Agen</text:p>
          </table:table-cell>
        </table:table-row>
        <table:table-row>
          <table:table-cell table:style-name="ce1" office:value-type="float" office:value="2">
            <text:p>2</text:p>
          </table:table-cell>
          <table:table-cell table:style-name="ce1" office:value-type="string">
            <text:p>Bayonne</text:p>
          </table:table-cell>
        </table:table-row>
        <table:table-row>
          <table:table-cell table:style-name="ce1" office:value-type="float" office:value="3">
            <text:p>3</text:p>
          </table:table-cell>
          <table:table-cell table:style-name="ce1" office:value-type="string">
            <text:p>Bordeaux-Bègles</text:p>
          </table:table-cell>
        </table:table-row>
        <table:table-row>
          <table:table-cell table:style-name="ce1" office:value-type="float" office:value="4">
            <text:p>4</text:p>
          </table:table-cell>
          <table:table-cell table:style-name="ce1" office:value-type="string">
            <text:p>Brive</text:p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string">
            <text:p>Castres</text:p>
          </table:table-cell>
        </table:table-row>
        <table:table-row>
          <table:table-cell table:style-name="ce1" office:value-type="float" office:value="6">
            <text:p>6</text:p>
          </table:table-cell>
          <table:table-cell table:style-name="ce1" office:value-type="string">
            <text:p>Clermont</text:p>
          </table:table-cell>
        </table:table-row>
        <table:table-row>
          <table:table-cell table:style-name="ce1" office:value-type="float" office:value="7">
            <text:p>7</text:p>
          </table:table-cell>
          <table:table-cell table:style-name="ce1" office:value-type="string">
            <text:p>La Rochelle</text:p>
          </table:table-cell>
        </table:table-row>
        <table:table-row>
          <table:table-cell table:style-name="ce1" office:value-type="float" office:value="8">
            <text:p>8</text:p>
          </table:table-cell>
          <table:table-cell table:style-name="ce1" office:value-type="string">
            <text:p>Lyon</text:p>
          </table:table-cell>
        </table:table-row>
        <table:table-row>
          <table:table-cell table:style-name="ce1" office:value-type="float" office:value="9">
            <text:p>9</text:p>
          </table:table-cell>
          <table:table-cell table:style-name="ce1" office:value-type="string">
            <text:p>Montpellier</text:p>
          </table:table-cell>
        </table:table-row>
        <table:table-row>
          <table:table-cell table:style-name="ce1" office:value-type="float" office:value="10">
            <text:p>10</text:p>
          </table:table-cell>
          <table:table-cell table:style-name="ce1" office:value-type="string">
            <text:p>Paris</text:p>
          </table:table-cell>
        </table:table-row>
        <table:table-row>
          <table:table-cell table:style-name="ce1" office:value-type="float" office:value="11">
            <text:p>11</text:p>
          </table:table-cell>
          <table:table-cell table:style-name="ce1" office:value-type="string">
            <text:p>Pau</text:p>
          </table:table-cell>
        </table:table-row>
        <table:table-row>
          <table:table-cell table:style-name="ce1" office:value-type="float" office:value="12">
            <text:p>12</text:p>
          </table:table-cell>
          <table:table-cell table:style-name="ce1" office:value-type="string">
            <text:p>Racing 92</text:p>
          </table:table-cell>
        </table:table-row>
        <table:table-row>
          <table:table-cell table:style-name="ce1" office:value-type="float" office:value="13">
            <text:p>13</text:p>
          </table:table-cell>
          <table:table-cell table:style-name="ce1" office:value-type="string">
            <text:p>Toulon</text:p>
          </table:table-cell>
        </table:table-row>
        <table:table-row>
          <table:table-cell table:style-name="ce1" office:value-type="float" office:value="14">
            <text:p>14</text:p>
          </table:table-cell>
          <table:table-cell table:style-name="ce1" office:value-type="string">
            <text:p>Toulouse</text:p>
          </table:table-cell>
        </table:table-row>
      </table:table>
      <table:named-expressions>
        <table:named-expression table:name="team_id" table:base-cell-address="$Team.$A$2" table:expression="['file:///home/pyl/top7/season2019-2020/season.ods'#$team.$A$2:.$A$15]"/>
        <table:named-expression table:name="team_long" table:base-cell-address="$Team.$B$2" table:expression="['file:///home/pyl/top7/season2019-2020/season.ods'#$team.$B$2:.$B$1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18:58:34.003029733</meta:creation-date>
    <dc:date>2020-07-25T19:58:02.925353270</dc:date>
    <meta:editing-duration>PT15M55S</meta:editing-duration>
    <meta:editing-cycles>3</meta:editing-cycles>
    <meta:generator>LibreOffice/5.1.6.2$Linux_X86_64 LibreOffice_project/10m0$Build-2</meta:generator>
    <meta:document-statistic meta:table-count="2" meta:cell-count="1719" meta:object-count="0"/>
  </office:meta>
</office:document-meta>
</file>